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 fo:text-align="center" style:justify-single-word="false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2" style:family="paragraph" style:parent-style-name="Standard" style:list-style-name="">
      <style:paragraph-properties fo:margin-top="0cm" fo:margin-bottom="0.353cm" fo:line-height="115%" fo:text-align="center" style:justify-single-word="false" style:text-autospace="none"/>
      <style:text-properties style:font-name="Calibri" fo:font-size="12pt" fo:language="en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Standard" style:list-style-name="">
      <style:paragraph-properties fo:margin-top="0cm" fo:margin-bottom="0.353cm" fo:line-height="115%" fo:text-align="start" style:justify-single-word="false" style:text-autospace="none"/>
    </style:style>
    <style:style style:name="P4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T2" style:family="text"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Calibri" fo:font-size="11pt" fo:language="en" fo:country="none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4" style:family="text">
      <style:text-properties style:font-name="Calibri" fo:font-size="11pt" fo:language="en" fo:country="none" style:text-underline-style="none" style:font-name-asian="Calibri" style:font-size-asian="11pt" style:font-name-complex="Calibri" style:font-size-complex="11pt"/>
    </style:style>
    <style:style style:name="T5" style:family="text">
      <style:text-properties style:font-name="Calibri" fo:font-size="11pt" fo:language="en" fo:country="none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6" style:family="text">
      <style:text-properties style:font-name="Calibri" fo:font-size="12pt" fo:language="en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T7" style:family="text">
      <style:text-properties style:font-name="Calibri" fo:language="en" fo:country="none" style:font-name-asian="Calibri" style:font-name-complex="Calibri"/>
    </style:style>
    <style:style style:name="T8" style:family="text">
      <style:text-properties style:text-underline-style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 <text:s text:c="3"/></text:p>
      <text:p text:style-name="P2"><text:s/>SOFTWARE <text:s/>REQUIREMENT ANALYSIS <text:s/>ON</text:p>
      <text:p text:style-name="P2"><text:s/>Toy Store Website </text:p>
      <text:p text:style-name="P1"/>
      <text:p text:style-name="P3"><text:span text:style-name="T1"><text:tab/></text:span><text:span text:style-name="T6">Introduction</text:span><text:span text:style-name="T1">: Toy Store is an E-commerce website,where the user can find the toys they want</text:span></text:p>
      <text:p text:style-name="P3"><text:span text:style-name="T1"><text:tab/><text:tab/><text:tab/>and purchase it online withe ease.</text:span></text:p>
      <text:p text:style-name="P3"><text:span text:style-name="T5"><text:tab/></text:span><text:span text:style-name="T3">Functional Requirements:</text:span></text:p>
      <text:p text:style-name="P3"><text:span text:style-name="T1"><text:tab/></text:span><text:span text:style-name="T6">Category function:</text:span><text:span text:style-name="T1"> Two Categories are there</text:span></text:p>
      <text:p text:style-name="P3"><text:span text:style-name="T1"><text:tab/><text:tab/>1. On the basis of Age: </text:span></text:p>
      <text:p text:style-name="P3"><text:span text:style-name="T1"><text:tab/><text:tab/><text:tab/>a. Age between 1-2 years :Toys for the children of age between 1-2 years will be <text:tab/><text:tab/><text:tab/><text:tab/>shown on the page</text:span></text:p>
      <text:p text:style-name="P3"><text:span text:style-name="T1"><text:tab/><text:tab/><text:tab/>b. Age <text:s/>between 3-12 years: Toys for the children of age between 3-12 years will be <text:tab/><text:tab/><text:tab/><text:tab/>shown..</text:span></text:p>
      <text:p text:style-name="P3"><text:span text:style-name="T1"><text:tab/><text:tab/>2.Select All: All the items will be shown..</text:span></text:p>
      <text:p text:style-name="P3"><text:span text:style-name="T1"><text:tab/></text:span><text:span text:style-name="T6">Add to cart function:</text:span><text:span text:style-name="T1"> <text:s text:c="2"/>Every Item has an option as “Add to cart”,By clicking it item will be <text:s/>added <text:tab/><text:tab/><text:tab/><text:tab/><text:tab/>to the cart.</text:span></text:p>
      <text:p text:style-name="P3"><text:span text:style-name="T1"><text:tab/></text:span><text:span text:style-name="T6">Check out Process:</text:span><text:span text:style-name="T1"> <text:s/>After <text:s/>the shopping is done <text:s/>if user wants to checkout and buy the peoducts <text:tab/><text:tab/><text:tab/><text:tab/>then</text:span></text:p>
      <text:p text:style-name="P3"><text:span text:style-name="T1"><text:tab/><text:tab/><text:tab/><text:tab/>1.user must login with there facebook account.</text:span></text:p>
      <text:p text:style-name="P3"><text:span text:style-name="T1"><text:tab/><text:tab/><text:tab/><text:tab/>2.user needs to select the payment option (cash on delivery in our case).</text:span></text:p>
      <text:p text:style-name="P3"><text:span text:style-name="T1"><text:tab/><text:tab/><text:tab/><text:tab/>3.user needs to provide the delivery address, with these mandatory fields </text:span></text:p>
      <text:p text:style-name="P3"><text:span text:style-name="T1"><text:tab/><text:tab/><text:tab/><text:tab/><text:tab/>Name,Mobile number, e-mail address, First street address,Pin code,</text:span></text:p>
      <text:p text:style-name="P3"><text:span text:style-name="T1"><text:tab/><text:tab/><text:tab/><text:tab/><text:tab/>and land mark.</text:span></text:p>
      <text:p text:style-name="P3"><text:span text:style-name="T1"><text:tab/><text:tab/><text:tab/><text:tab/>4.After the details hav been given correctly</text:span></text:p>
      <text:p text:style-name="P3"><text:span text:style-name="T1"><text:tab/><text:tab/><text:tab/><text:tab/>there should be a button labeled “Place Order”, by clicking it Order will be <text:tab/><text:tab/><text:tab/><text:tab/>placed</text:span></text:p>
      <text:list xml:id="list131827184649732375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"><text:span text:style-name="T1">A dialog will popup with the message that “Your Order has been placed Successfully”.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"><text:tab/></text:span><text:span text:style-name="T3">Non-Functional Requirements:</text:span></text:p>
      <text:p text:style-name="P3"><text:span text:style-name="T1"><text:tab/><text:tab/></text:span><text:span text:style-name="T3">Product Details:</text:span><text:span text:style-name="T1"> Name <text:s/>Price <text:s/>and category of the product.<text:tab/><text:tab/></text:span></text:p>
      <text:p text:style-name="P3"><text:span text:style-name="T1"><text:tab/></text:span></text:p>
      <text:p text:style-name="P3"><text:soft-page-break/><text:span text:style-name="T1"><text:tab/><text:tab/><text:tab/></text:span></text:p>
      <text:p text:style-name="P3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if Khan</meta:initial-creator>
    <meta:creation-date>2017-02-08T16:29:19.99</meta:creation-date>
    <meta:document-statistic meta:table-count="0" meta:image-count="0" meta:object-count="0" meta:page-count="2" meta:paragraph-count="26" meta:word-count="217" meta:character-count="1371"/>
    <dc:date>2017-02-08T18:37:33.41</dc:date>
    <dc:creator>Asif Khan</dc:creator>
    <meta:editing-duration>PT4M1S</meta:editing-duration>
    <meta:editing-cycles>1</meta:editing-cycles>
    <meta:generator>OpenOffice/4.1.2$Win32 OpenOffice.org_project/412m3$Build-9782</meta:generator>
  </office:meta>
</office:document-meta>
</file>